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ito" svg:font-family="Linuxito"/>
    <style:font-face style:name="DejaVu Sans1" svg:font-family="'DejaVu Sans'" style:font-family-generic="swiss"/>
    <style:font-face style:name="Abyssinica SIL" svg:font-family="'Abyssinica SIL'" style:font-pitch="variable"/>
    <style:font-face style:name="Loma" svg:font-family="Loma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Abyssinica SIL"/>
    </style:style>
    <style:style style:name="P2" style:family="paragraph" style:parent-style-name="Text_20_body" style:list-style-name="L1">
      <style:text-properties style:font-name="Abyssinica SIL"/>
    </style:style>
    <style:style style:name="P3" style:family="paragraph" style:parent-style-name="Text_20_body" style:list-style-name="L1">
      <style:text-properties style:font-name="Abyssinica SIL" fo:font-size="10pt" style:font-size-asian="10pt" style:font-size-complex="10pt"/>
    </style:style>
    <style:style style:name="P4" style:family="paragraph" style:parent-style-name="Text_20_body">
      <style:paragraph-properties fo:margin-left="0in" fo:margin-right="0in" fo:margin-top="0in" fo:margin-bottom="0.0937in" loext:contextual-spacing="false" fo:orphans="2" fo:widows="2" fo:text-indent="0in" style:auto-text-indent="false"/>
      <style:text-properties fo:font-variant="normal" fo:text-transform="none" fo:color="#333333" style:font-name="Linuxito" fo:font-size="11.2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list xml:id="list3619193855742926287" text:style-name="L1">
        <text:list-item>
          <text:p text:style-name="P2">USER: usuario con el que se ejecuta el proceso</text:p>
        </text:list-item>
        <text:list-item>
          <text:p text:style-name="P3">PID: ID del proceso</text:p>
        </text:list-item>
        <text:list-item>
          <text:p text:style-name="P3">%CPU: porcentaje de tiempo que el proceso estuvo en ejecución desde que se inició</text:p>
        </text:list-item>
        <text:list-item>
          <text:p text:style-name="P3">%MEM: porcentaje de memoria física utilizada</text:p>
        </text:list-item>
        <text:list-item>
          <text:p text:style-name="P3">VSZ: memoria virtual del proceso medida en KiB</text:p>
        </text:list-item>
        <text:list-item>
          <text:p text:style-name="P3">RSS: "resident set size", es la cantidad de memoria física no swappeada que la tarea a utilizado (en KiB)</text:p>
        </text:list-item>
        <text:list-item>
          <text:p text:style-name="P3">TT: terminal que controla el proceso (tty)</text:p>
        </text:list-item>
        <text:list-item>
          <text:p text:style-name="P3">STAT: código de estado del proceso (información detallada más adelante)</text:p>
        </text:list-item>
        <text:list-item>
          <text:p text:style-name="P3">STARTED: fecha de inicio del proceso</text:p>
        </text:list-item>
        <text:list-item>
          <text:p text:style-name="P3">TIME: tiempo de CPU acumulado</text:p>
        </text:list-item>
        <text:list-item>
          <text:p text:style-name="P3">COMMAND: comando con todos sus argumentos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ito" svg:font-family="Linuxito"/>
    <style:font-face style:name="DejaVu Sans1" svg:font-family="'DejaVu Sans'" style:font-family-generic="swiss"/>
    <style:font-face style:name="Abyssinica SIL" svg:font-family="'Abyssinica SIL'" style:font-pitch="variable"/>
    <style:font-face style:name="Loma" svg:font-family="Loma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DejaVu Sans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8:27:20.472884572</meta:creation-date>
    <dc:date>2016-12-02T18:29:08.447757185</dc:date>
    <meta:editing-duration>PT1M49S</meta:editing-duration>
    <meta:editing-cycles>1</meta:editing-cycles>
    <meta:document-statistic meta:table-count="0" meta:image-count="0" meta:object-count="0" meta:page-count="1" meta:paragraph-count="11" meta:word-count="105" meta:character-count="571" meta:non-whitespace-character-count="488"/>
    <meta:generator>LibreOffice/5.1.4.2$Linux_X86_64 LibreOffice_project/10m0$Build-2</meta:generator>
  </office:meta>
</office:document-meta>
</file>